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reateTimeTable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48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7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>
      <style:text-properties fo:color="#6666ff" fo:font-weight="bold" style:font-weight-asian="bold" style:font-weight-complex="bold"/>
    </style:style>
    <style:style style:name="ce3" style:family="table-cell" style:parent-style-name="Default" style:data-style-name="N112"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color="#6666ff" style:font-name="Liberation Sans" fo:font-weight="bold" style:font-name-asian="ＭＳ Ｐゴシック" style:font-weight-asian="bold" style:font-name-complex="Mangal" style:font-weight-complex="bold"/>
    </style:style>
    <style:style style:name="ce5" style:family="table-cell" style:parent-style-name="Default">
      <style:table-cell-properties style:vertical-align="middle"/>
      <style:text-properties fo:color="#ff3333" style:font-name="Liberation Sans" fo:font-weight="bold" style:font-name-asian="ＭＳ Ｐゴシック" style:font-weight-asian="bold" style:font-name-complex="Mangal" style:font-weight-complex="bold"/>
    </style:style>
    <style:style style:name="ce6" style:family="table-cell" style:parent-style-name="Default" style:data-style-name="N112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84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84"/>
    <style:style style:name="ce12" style:family="table-cell" style:parent-style-name="Default" style:data-style-name="N112"/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時間割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自動割振実行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reateTimeTable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27.8mm" svg:height="7.25mm" svg:x="55.47mm" svg:y="148.38mm" draw:control="control1"/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32" table:default-cell-style-name="Default"/>
        <table:table-column table:style-name="co4" table:default-cell-style-name="Default"/>
        <table:table-row table:style-name="ro1">
          <table:table-cell table:number-columns-repeated="4"/>
          <table:table-cell table:style-name="Default"/>
          <table:table-cell table:number-columns-repeated="33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普通教室１</text:p>
          </table:table-cell>
          <table:table-cell table:style-name="ce1" office:value-type="string" calcext:value-type="string">
            <text:p>普通教室２</text:p>
          </table:table-cell>
          <table:table-cell table:style-name="ce1" office:value-type="string" calcext:value-type="string">
            <text:p>普通教室３</text:p>
          </table:table-cell>
          <table:table-cell table:style-name="ce1" office:value-type="string" calcext:value-type="string">
            <text:p>普通教室４</text:p>
          </table:table-cell>
          <table:table-cell table:style-name="ce1" office:value-type="string" calcext:value-type="string">
            <text:p>普通教室５</text:p>
          </table:table-cell>
          <table:table-cell table:style-name="ce1" office:value-type="string" calcext:value-type="string">
            <text:p>普通教室６</text:p>
          </table:table-cell>
          <table:table-cell table:style-name="ce1" office:value-type="string" calcext:value-type="string">
            <text:p>普通教室７</text:p>
          </table:table-cell>
          <table:table-cell table:style-name="ce1" office:value-type="string" calcext:value-type="string">
            <text:p>普通教室８</text:p>
          </table:table-cell>
          <table:table-cell table:style-name="ce1" office:value-type="string" calcext:value-type="string">
            <text:p>普通教室９</text:p>
          </table:table-cell>
          <table:table-cell table:style-name="ce1" office:value-type="string" calcext:value-type="string">
            <text:p>普通教室１０</text:p>
          </table:table-cell>
          <table:table-cell table:style-name="ce1" office:value-type="string" calcext:value-type="string">
            <text:p>普通教室１１</text:p>
          </table:table-cell>
          <table:table-cell table:style-name="ce1" office:value-type="string" calcext:value-type="string">
            <text:p>普通教室１２</text:p>
          </table:table-cell>
          <table:table-cell table:style-name="ce1" office:value-type="string" calcext:value-type="string">
            <text:p>普通教室１３</text:p>
          </table:table-cell>
          <table:table-cell table:style-name="ce1" office:value-type="string" calcext:value-type="string">
            <text:p>普通教室１４</text:p>
          </table:table-cell>
          <table:table-cell table:style-name="ce1" office:value-type="string" calcext:value-type="string">
            <text:p>普通教室１５</text:p>
          </table:table-cell>
          <table:table-cell table:style-name="ce1" office:value-type="string" calcext:value-type="string">
            <text:p>普通教室１６</text:p>
          </table:table-cell>
          <table:table-cell table:style-name="ce1" office:value-type="string" calcext:value-type="string">
            <text:p>普通教室１７</text:p>
          </table:table-cell>
          <table:table-cell table:style-name="ce1" office:value-type="string" calcext:value-type="string">
            <text:p>普通教室１８</text:p>
          </table:table-cell>
          <table:table-cell table:style-name="ce1" office:value-type="string" calcext:value-type="string">
            <text:p>普通教室１９</text:p>
          </table:table-cell>
          <table:table-cell table:style-name="ce1" office:value-type="string" calcext:value-type="string">
            <text:p>普通教室２０</text:p>
          </table:table-cell>
          <table:table-cell table:style-name="ce1" office:value-type="string" calcext:value-type="string">
            <text:p>普通教室２１</text:p>
          </table:table-cell>
          <table:table-cell table:style-name="ce1" office:value-type="string" calcext:value-type="string">
            <text:p>普通教室２２</text:p>
          </table:table-cell>
          <table:table-cell table:style-name="ce1" office:value-type="string" calcext:value-type="string">
            <text:p>普通教室２３</text:p>
          </table:table-cell>
          <table:table-cell table:style-name="ce1" office:value-type="string" calcext:value-type="string">
            <text:p>普通教室２４</text:p>
          </table:table-cell>
          <table:table-cell table:style-name="ce1" office:value-type="string" calcext:value-type="string">
            <text:p>普通教室２５</text:p>
          </table:table-cell>
          <table:table-cell table:style-name="ce1" office:value-type="string" calcext:value-type="string">
            <text:p>普通教室２６</text:p>
          </table:table-cell>
          <table:table-cell table:style-name="ce1" office:value-type="string" calcext:value-type="string">
            <text:p>普通教室２７</text:p>
          </table:table-cell>
          <table:table-cell table:style-name="ce1" office:value-type="string" calcext:value-type="string">
            <text:p>普通教室２８</text:p>
          </table:table-cell>
          <table:table-cell table:style-name="ce1" office:value-type="string" calcext:value-type="string">
            <text:p>普通教室２９</text:p>
          </table:table-cell>
          <table:table-cell table:style-name="ce1" office:value-type="string" calcext:value-type="string">
            <text:p>普通教室３０</text:p>
          </table:table-cell>
          <table:table-cell table:style-name="ce1" office:value-type="string" calcext:value-type="string">
            <text:p>調理室</text:p>
          </table:table-cell>
          <table:table-cell table:style-name="ce1" office:value-type="string" calcext:value-type="string">
            <text:p>理科室（実験室）</text:p>
          </table:table-cell>
          <table:table-cell table:style-name="ce1" office:value-type="string" calcext:value-type="string">
            <text:p>体育館</text:p>
          </table:table-cell>
          <table:table-cell table:style-name="ce1" office:value-type="string" calcext:value-type="string">
            <text:p>その他</text:p>
          </table:table-cell>
          <table:table-cell table:style-name="ce1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8月6日（土）1限目</text:p>
          </table:table-cell>
          <table:table-cell table:style-name="ce6" table:number-columns-repeated="30"/>
          <table:table-cell table:style-name="ce7" table:number-columns-repeated="4"/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8月6日（土）2限目</text:p>
          </table:table-cell>
          <table:table-cell table:style-name="ce7"/>
          <table:table-cell/>
          <table:table-cell table:style-name="ce7" table:number-columns-repeated="32"/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8月6日（土）3限目</text:p>
          </table:table-cell>
          <table:table-cell table:style-name="ce7"/>
          <table:table-cell/>
          <table:table-cell table:style-name="ce7" table:number-columns-repeated="32"/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8月6日（土）4限目</text:p>
          </table:table-cell>
          <table:table-cell table:style-name="ce7"/>
          <table:table-cell/>
          <table:table-cell table:style-name="ce7" table:number-columns-repeated="32"/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8月6日（土）5限目</text:p>
          </table:table-cell>
          <table:table-cell table:style-name="ce7"/>
          <table:table-cell/>
          <table:table-cell table:style-name="ce7" table:number-columns-repeated="32"/>
          <table:table-cell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8月7日（日）1限目</text:p>
          </table:table-cell>
          <table:table-cell table:style-name="ce7"/>
          <table:table-cell/>
          <table:table-cell table:style-name="ce7" table:number-columns-repeated="32"/>
          <table:table-cell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8月7日（日）2限目</text:p>
          </table:table-cell>
          <table:table-cell table:style-name="ce7"/>
          <table:table-cell/>
          <table:table-cell table:style-name="ce7" table:number-columns-repeated="32"/>
          <table:table-cell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8月7日（日）3限目</text:p>
          </table:table-cell>
          <table:table-cell table:style-name="ce7"/>
          <table:table-cell/>
          <table:table-cell table:style-name="ce7" table:number-columns-repeated="32"/>
          <table:table-cell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8月7日（日）4限目</text:p>
          </table:table-cell>
          <table:table-cell table:style-name="ce7"/>
          <table:table-cell/>
          <table:table-cell table:style-name="ce7" table:number-columns-repeated="32"/>
          <table:table-cell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8月7日（日）5限目</text:p>
          </table:table-cell>
          <table:table-cell table:style-name="ce7"/>
          <table:table-cell/>
          <table:table-cell table:style-name="ce7" table:number-columns-repeated="3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/>
          <table:table-cell table:style-name="ce8"/>
          <table:table-cell table:style-name="ce13" office:value-type="string" calcext:value-type="string">
            <text:p>設定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office:value-type="string" calcext:value-type="string">
            <text:p>プロジェクタ数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10" office:value-type="string" calcext:value-type="string">
            <text:p>パソコン数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32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3"/>
        </table:table-row>
        <table:table-row table:style-name="ro1">
          <table:table-cell table:number-columns-repeated="4"/>
          <table:table-cell table:style-name="ce11"/>
          <table:table-cell table:number-columns-repeated="33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33"/>
        </table:table-row>
        <table:table-row table:style-name="ro1">
          <table:table-cell table:number-columns-repeated="4"/>
          <table:table-cell table:style-name="ce12"/>
          <table:table-cell table:number-columns-repeated="33"/>
        </table:table-row>
      </table:table>
      <table:table table:name="割り振れなかった授業" table:style-name="ta1">
        <office:forms form:automatic-focus="false" form:apply-design-mode="false"/>
        <table:table-column table:style-name="co4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00/00/00</text:date>, <text:time style:data-style-name="N2" text:time-value="18:18:41.036147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2:20:26.939000000</meta:creation-date>
    <dc:date>2016-06-01T18:19:38.928657740</dc:date>
    <meta:editing-duration>P3DT5H20M53S</meta:editing-duration>
    <meta:editing-cycles>177</meta:editing-cycles>
    <meta:generator>LibreOffice/5.1.2.2$Linux_x86 LibreOffice_project/10m0$Build-2</meta:generator>
    <dc:creator>多田真遵 </dc:creator>
    <meta:document-statistic meta:table-count="2" meta:cell-count="50" meta:object-count="1"/>
  </office:meta>
</office:document-meta>
</file>

<file path=Basic/Standard/createTimeTable.xml><?xml version="1.0" encoding="utf-8"?>
<!DOCTYPE module  PUBLIC '-//OpenOffice.org//DTD OfficeDocument 1.0//EN'  'module.dtd'>
<script:module xmlns:script="http://openoffice.org/2000/script" script:name="createTimeTable" script:language="StarBasic">'
' Copyright (c) 2016 ただまさゆき
' This software is released under the MIT License.
' http://opensource.org/licenses/mit-license.php
' 自動割振ツール
'  普通教室の想定は５室　時間割シートの教室ｎ列を挿入削除する事で増減可能
'  プロジェクタとＰＣは７台の想定 設定セルを編集する事で増減可能
' まいこん Ver1.0 2016/04/02
'

Private classRoomMax As Integer
Private maxColumn As Integer
Private odsSheet As Object
Private Const MIN_ROW As Integer = 2
Private Const MAX_ROW As Integer = 11
Private Const MIN_COLUMN As Integer = 3
Private Const DAY_TIME_COLUMN As Integer = MIN_COLUMN - 1
Private Const CLASSROOM_ROW As Integer = MIN_ROW - 1
Private prjStock As Integer
Private pcStock As Integer
Private Const PROJECTOR_COLUMN As Integer = 5
Private Const PROJECTOR_ROW As Integer = 14
Private Const PC_COLUMN As Integer = PROJECTOR_COLUMN
Private Const PC_ROW As Integer = 15
Private errorTuition( ) As String
Private Const TMP_SHEET_NAME As String = "一時シート"
Private Const ERROR_SHEET_NAME As String = "割り振れなかった授業"
Private tmpSheet As Object
Private crlf As String
Private csvSheet As Object
Private csvCmp As Object
Private Const TUITION_PRIORITY_MIN As Integer = 9
Private Const CLASSROOM_PRIORITY_MIN As Integer = 5
Private Const EQUIPMENT_PRIORITY_MIN As Integer = 3
Private Const TUITION_FORM_COLUMN As Integer = 27
Private Const CAN_TUITION_COLUMN  As Integer = 28
Private Const CANT_TUITION_COLUMN As Integer = 29
Private Const CLASSROOM_COLUMN    As Integer = 30
Private Const EQUIPMENT_COLUMN    As Integer = 31

'
' 主処理
'
Sub Main
	initialize( )
	
	sortTemporarySheet( csvCmp)
	
	Dim i As Integer: i = 1
	While tmpSheet.getCellByPosition( 1, i).String &lt;&gt; ""
		setTuition( tmpSheet, i)
		i = i + 1
	Wend
	
	destroy( csvCmp)
End Sub

'
' 初期化
'
Sub initialize
	Dim fileName As String: fileName = ThisComponent.getTitle( )
	Dim filePath As String: filePath = ConvertFromURL( ThisComponent.getLocation( ))
	Dim nextFile As String
	
	odsSheet = ThisComponent.CurrentController.ActiveSheet
	With odsSheet
'		プロジェクタ数とパソコン数を設定から取得
		prjStock = CInt( .getCellByPosition( PROJECTOR_COLUMN, PROJECTOR_ROW).String)
		pcStock = CInt( .getCellByPosition( PC_COLUMN, PC_ROW).String)
'		改行コード
		crlf = Chr$( 10)
	
		Dim j As Integer: j = MIN_COLUMN
'		教室の最大数を取得
		While .getCellByPosition( j, 1).String &lt;&gt; ""
'			print .getCellByPosition( j, 1).String
			If 0 &lt; InStr( .getCellByPosition( j, 1).String, "普通教室") THen
				classRoomMax = j
			End If
			j = j + 1
		Wend
		maxColumn = j - 1
		If 6 = MsgBox( "自動割り振りの前に初期化を実行しますか？" &amp; crlf &amp; _
		"手動で事前割り振りを行う場合は初期化しないで下さい" &amp; crlf &amp; _
		"初期化すると既存の割り振りは削除されます", _
		36, "自動割り振りを開始します") Then
'			既存の時間割を削除（書式は残す）
			.getCellRangeByPosition( MIN_COLUMN, MIN_ROW, maxColumn, MAX_ROW).clearContents( _
				com.sun.star.sheet.CellFlags.STRING + _
				com.sun.star.sheet.CellFlags.VALUE)
		End If
	End With
	With ThisComponent.getSheets( )
'		エラーの初期化
		.removeByName( ERROR_SHEET_NAME)
		.insertNewByName( ERROR_SHEET_NAME, 1)
	End With
	
'	同じ階層の最初に見付けたCSVを開く
	nextFile = Dir( Left( filePath, Len( filePath) - Len( fileName)), 0)
	Do While nextFile &lt;&gt; ""
'		print Mid(nextFile, Len( nextFile) - 3)
		If Mid(nextFile, Len( nextFile) - 3) = ".csv" Then
			Exit Do
		End If
		nextFile = Dir
	Loop
	
	Dim csvPty( 1) As New com.sun.star.beans.PropertyValue
	csvPty( 0).Name  = "FilterName"
	csvPty( 0).Value = "Text - txt - csv (StarCalc)"
	csvPty( 1).Name  = "FilterOptions"
	csvPty( 1).Value = "44,34,60,1"
'	print ConvertToURL( Left( filePath, Len( filePath) - Len( fileName)) &amp; nextFile)
	csvCmp = _
		StarDesktop.loadComponentFromURL( _
			ConvertToURL( Left( filePath, Len( filePath) - Len( fileName)) &amp; nextFile), _
			"_default", 0, csvPty)
	csvSheet = csvCmp.getSheets( ).getByIndex( 0)
	createTemporarySheet( csvCmp)
End Sub

'
' 授業割り振り
'
Sub setTuition( ByVal tmpSheet As Object, ByVal tmpRow As Integer)
	Dim tuitionForm	As String: tuitionForm = tmpSheet.getCellByPosition( TUITION_FORM_COLUMN, tmpRow).String
	Dim canTuitions( 0) As String
	If tmpSheet.getCellByPosition( CAN_TUITION_COLUMN, tmpRow).String &lt;&gt; "" Then
		ReDim canTuitions( Ubound( Split( tmpSheet.getCellByPosition( CAN_TUITION_COLUMN, tmpRow).String, crlf))) As String
		canTuitions = Split( tmpSheet.getCellByPosition( CAN_TUITION_COLUMN, tmpRow).String, crlf)
	Else
		canTuitions( 0) = ""
	End If
	Dim cantTuitions( 0) As String
	If tmpSheet.getCellByPosition( CANT_TUITION_COLUM, tmpRow).String &lt;&gt; "" Then
		ReDim cantTuitions( Ubound( Split( tmpSheet.getCellByPosition( CANT_TUITION_COLUM, tmpRow).String, crlf))) As String
		cantTuitions = Split( tmpSheet.getCellByPosition( CANT_TUITION_COLUM, tmpRow).String, crlf)
	Else
		cantTuitions( 0) = ""
	End If
	Dim classRooms( 0) As String
	If tmpSheet.getCellByPosition( CLASSROOM_COLUMN, tmpRow).String &lt;&gt; "" Then
		ReDim classRooms( Ubound( Split( tmpSheet.getCellByPosition( CLASSROOM_COLUMN, tmpRow).String, crlf))) As String
		classRooms = Split( tmpSheet.getCellByPosition( CLASSROOM_COLUMN, tmpRow).String, crlf)
	Else
		classRooms( 0) = ""
	End If
	Dim equipments( 0) As String
	If tmpSheet.getCellByPosition( EQUIPMENT_COLUMN, tmpRow).String &lt;&gt; "" Then
		ReDim equipments( Ubound( Split( tmpSheet.getCellByPosition( EQUIPMENT_COLUMN, tmpRow).String, crlf))) As String
		equipments = Split( tmpSheet.getCellByPosition( EQUIPMENT_COLUMN, tmpRow).String, crlf)
	Else
		equipments( 0) = ""
	End If
	
	Dim detail As String: detail = _
		tmpSheet.getCellByPosition( 2, tmpRow).String &amp; crlf &amp;_
		tmpSheet.getCellByPosition( 3, tmpRow).String &amp; crlf &amp;_
		Replace( tmpSheet.getCellByPosition( EQUIPMENT_COLUMN, tmpRow).String, crlf, " ")
		' TODO: その他の長文を短く
	
	For Each canTuition In canTuitions
		For i = MIN_ROW To MAX_ROW Step 1
			If odsSheet.getCellByPosition( DAY_TIME_COLUMN, i).String = canTuition OR _
			canTuition = "" Then
				For Each classRoom In classRooms
					For j = MIN_COLUMN To maxColumn Step 1
						If odsSheet.getCellByPosition( j, i).String = "" And _
						0 &lt; InStr( odsSheet.getCellByPosition( j, CLASSROOM_ROW).String, classRoom) And _
						checkEquipment( i, equipments) Then
							If 0 &lt; InStr( tuitionForm, "単発") Then
								odsSheet.getCellByPosition( j, i).String = detail
								Exit Sub
							Else
'								連続
								If i &lt;&gt; Int( ( MIN_ROW + MAX_ROW) / 2) And i &lt;&gt; MAX_ROW Then
									If odsSheet.getCellByPosition( j, i + 1).String = "" And _
									checkEquipment( i + 1, equipments) Then
										odsSheet.getCellByPosition( j, i).String = detail
										odsSheet.getCellByPosition( j, i + 1).String = detail
										Exit Sub
									End If
								End If
							End If
						End If
					Next j
				Next classRoom
			End If
		Next i
	Next canTuition
	
	addErrorTuition( tmpSheet, tmpRow)
End Sub

'
' 一時シート作成
'
Sub createTemporarySheet( ByVal csvCmp As Object)
	csvCmp.getSheets( ).copyByName( csvSheet.Name, TMP_SHEET_NAME, 1)
	tmpSheet = csvCmp.getSheets( ).getByName( TMP_SHEET_NAME)
End Sub

'
' CSVの並べ替え
'
Sub sortTemporarySheet( ByVal csvCmp As Object)
	Dim sortPty(1) As New com.sun.star.beans.PropertyValue
	Dim sortField(0) As New com.sun.star.util.SortField
	
	sortField( 0).Field = 1
	sortField( 0).SortAscending = True
	sortPty( 0).Name = "SortFields"
	sortPty( 0).Value = sortField( )
	sortPty( 1).Name = "ContainsHeader"
	sortPty( 1).Value = True
	
	Dim cursor As Object
	cursor = tmpSheet.createCursorByRange( tmpSheet.getCellByPosition( 0, 0))
	cursor.gotoEndOfUsedArea( True)
	
'	申し込み順に並べ替え
	tmpSheet.getCellRangeByPosition( 0, 0, cursor.getColumns.Count, cursor.getRows.Count). _
		sort( sortPty( ))
	
	Dim i As Integer: i = 1
	Dim priority As Integer
	While tmpSheet.getCellByPosition( 1, i).String &lt;&gt; ""
		priority = _
			parsePriority( _
				tmpSheet.getCellByPosition( CAN_TUITION_COLUMN, i).String , _
				tmpSheet.getCellByPosition( CANT_TUITION_COLUM, i).String , _
				tmpSheet.getCellByPosition( CLASSROOM_COLUMN, i).String , _
				tmpSheet.getCellByPosition( EQUIPMENT_COLUMN, i).String _
			)
		tmpSheet.getCellByPosition( cursor.getColumns.Count, i).String = priority
		i = i + 1
	Wend
	
'	優先順位順に並べ替え
	sortField( 0).Field = cursor.getColumns.Count
	sortPty( 0).Value = sortField( )
	tmpSheet.getCellRangeByPosition( 0, 0, cursor.getColumns.Count, cursor.getRows.Count). _
		sort( sortPty( ))
End Sub

'
' 一時シート削除
'
Sub deleteTemporarySheet( ByVal csvCmp As Object)
	csvCmp.getSheets( ).removeByName( TMP_SHEET_NAME)
End Sub

'
' エラー授業
'  既に埋まってて割り振れなかった授業を別シートへ出力する
'
Sub addErrorTuition( ByVal tmpSheet As Object, ByVal tmpRow As Integer)
	ReDim Preserve errorTuition( Ubound( errorTuition( )) + 1) As String
	errorTuition( Ubound( errorTuition( ))) = _
		tmpSheet.getCellByPosition( 1, tmpRow).String &amp; " " &amp; _
			tmpSheet.getCellByPosition( 2, tmpRow).String
	
	Dim cursor As Object
	cursor = tmpSheet.createCursorByRange( tmpSheet.getCellByPosition( 0, 0))
	cursor.gotoEndOfUsedArea( True)
		
	With ThisComponent.Sheets( 1)
		.Rows.insertByIndex( 0, 1)
		.getCellRangeByPosition( 0, 0, cursor.getColumns.Count - 2, 0).setDataArray( _
			tmpSheet.getCellRangeByPosition( _
				0, tmpRow, cursor.getColumns.Count - 2, tmpRow _
			).getDataArray( ) _
		)
	End With
End Sub

'
' 破棄処理
'
Sub destroy( ByVal csvCmp As Object)
	deleteTemporarySheet( csvCmp)
'	csvSheet.dispose( )
	csvCmp.dispose( )
	ThisComponent.store( )
	If 0 &lt;= Ubound( errorTuition( )) Then
		Dim errorMsg As String: errorMsg = crlf
		For Each tuition In errorTuition
			errorMsg = errorMsg &amp; tuition &amp; crlf
		Next tuition
		Msgbox( _
			"自動割り振りが異常終了しました。" &amp; crlf &amp; _
			"割り振れなかった授業はこちら…" &amp; crlf &amp; _
			errorMsg &amp; crlf &amp; _
			"割り振れなかった授業シートを確認して下さい。"_
		)
	Else
		Msgbox( "自動割り振りが正常終了しました。")
	End If
End Sub

'
' 優先順位の解析
'  開講できる日時、開講できない日時、希望教室　（複数選択可）、要望する機材など
'  を解析して優先順位を返す
'
Function parsePriority( _
	ByVal canTuition As String, _
	ByVal cantTuition As String, _
	ByVal classRoom As String, _
	ByVal equipment As String _
) As String
	Dim canTuitionCount As Integer: canTuitionCount = Ubound( Split( canTuition, crlf))
	Dim tuitionPri As Integer: tuitionPri = 0
	If 0 &lt; Len( canTuition) Then
'		開講できる日時が指定されている場合
		tuitionPri = canTuitionCount
	Else
		Dim cantTuitionCount As Integer: cantTuitionCount = Ubound( Split( cantTuition, crlf))
		If 0 &lt; Len( cantTuition) Then
'			開講できない日時が指定されている場合
			tuitionPri = cantTuitionCount
		Else
'			できる日時もできない日時も指定されていない場合
			tuitionPri = TUITION_PRIORITY_MIN
		End If
	End If
'	日時と教室は指定が多い程優先順位が低い
	Dim classRoomPri As Integer: classRoomPri = Ubound( Split( classRoom, crlf))
	If 0 = Len( classRoom) Then
'		希望教室　（複数選択可）が指定されていない場合
		classRoomPri = CLASSROOM_PRIORITY_MIN
	End If
'	機材は指定が多い程優先順位が高い
	Dim equipmentPri As Integer: equipmentPri = 2 - Ubound( Split( equipment, crlf))
	If 0 = Len( equipment) Then
'		要望する機材などが指定されていない場合
		equipmentPri = EQUIPMENT_PRIORITY_MIN
	End If
	parsePriority = CStr( tuitionPri) &amp; CStr( classRoomPri) &amp; CStr( equipmentPri)
End Function

'
' 機材の確認
'  機材が有ればTrue 無ければFalseを返す
'
Function checkEquipment( ByVal i As Integer, ByVal equipments( ) As Variant) As Boolean
	Dim prjCount As Integer: prjCount = 0
	Dim pcCount As Integer: pcCount = 0
	
	For j = MIN_COLUMN To maxColumn Step 1
		If odsSheet.getCellByPosition( j, i).String = "" Then
			GoTo Continue
		End If
		If Ubound( Split( odsSheet.getCellByPosition( j, i).String, crlf)) &lt; 2 Then
			GoTo Continue
		End If
		For Each equipment In Split( Split( odsSheet.getCellByPosition( j, i).String, crlf)( 2), " ")
			Select Case equipment
			Case "プロジェクター"
				prjCount = prjCount + 1
			Case "パソコン"
				pcCount = pcCount + 1
			End Select
		Next equipment
	Continue:
	Next j
	For Each equipment In equipments
		Select Case equipment
		Case "プロジェクター"
			If prjCount = prjStock Then
				checkEquipment = False
			End If
		Case "パソコン"
			If pcCount = pcStock Then
				checkEquipment = False
			End If
		End Select
	Next equipment
	checkEquipment = True
End Function

Sub test
	Dim ss( 0) As String
	For Each s In ss
		print s
	Next s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ateTimeTab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